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rac>
          <mrow>
            <mi>h</mi>
            <mo stretchy="false">%</mo>
          </mrow>
          <mrow>
            <mi>exp</mi>
            <mfenced open="(" close=")">
              <mrow>
                <mfrac>
                  <mrow>
                    <mi>h</mi>
                    <mo stretchy="false">%</mo>
                  </mrow>
                  <mrow>
                    <msub>
                      <mi>k</mi>
                      <mtext>B</mtext>
                    </msub>
                    <mi>T</mi>
                  </mrow>
                </mfrac>
              </mrow>
            </mfenced>
          </mrow>
        </mfrac>
        <mo stretchy="false">≈</mo>
        <mfenced open="{" close="∣">
          <mrow>
            <mtable>
              <mtr>
                <mtd>
                  <mrow>
                    <mrow>
                      <msub>
                        <mi>k</mi>
                        <mtext>B</mtext>
                      </msub>
                      <mi>T</mi>
                    </mrow>
                    <mi/>
                    <mtext>für</mtext>
                    <mi>h</mi>
                    <mrow>
                      <mo stretchy="false">%</mo>
                      <mo stretchy="false">≪</mo>
                      <msub>
                        <mi>k</mi>
                        <mtext>B</mtext>
                      </msub>
                    </mrow>
                    <mi>T</mi>
                  </mrow>
                </mtd>
              </mtr>
              <mtr>
                <mtd>
                  <mrow>
                    <mi>h</mi>
                    <mo stretchy="false">%</mo>
                    <mi>exp</mi>
                    <mfenced open="(" close=")">
                      <mrow>
                        <mrow>
                          <mo stretchy="false">−</mo>
                          <mrow>
                            <mfrac>
                              <mrow>
                                <mi>h</mi>
                                <mo stretchy="false">%</mo>
                              </mrow>
                              <mrow>
                                <msub>
                                  <mi>k</mi>
                                  <mtext>B</mtext>
                                </msub>
                                <mi>T</mi>
                              </mrow>
                            </mfrac>
                          </mrow>
                        </mrow>
                      </mrow>
                    </mfenced>
                    <mi/>
                    <mtext>für</mtext>
                    <mi>h</mi>
                    <mrow>
                      <mo stretchy="false">%</mo>
                      <mo stretchy="false">≫</mo>
                      <msub>
                        <mi>k</mi>
                        <mtext>B</mtext>
                      </msub>
                    </mrow>
                    <mi>T</mi>
                  </mrow>
                </mtd>
              </mtr>
            </mtable>
          </mrow>
        </mfenced>
      </mrow>
    </mrow>
    <annotation encoding="StarMath 5.0">{h %iny} over {exp left ( {h %iny} over {k_"B" T} right) }  approx left lbrace binom{alignl {k_"B" T} ~~~~~~~~~~~~~~~`` "für" h %iny &lt;&lt; k_"B" T }{alignl h %iny exp left ( - {{h %iny } over {k_"B" T}}  right ) ~~~`` "für" h %iny &gt;&gt; k_"B" T} right rline</annotation>
  </semantics>
</math>
</file>